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2" style:family="paragraph" style:parent-style-name="Text_20_body">
      <style:text-properties fo:language="pt" fo:country="BR"/>
    </style:style>
    <style:style style:name="P3" style:family="paragraph" style:parent-style-name="Text_20_body">
      <style:text-properties fo:language="pt" fo:country="BR" officeooo:rsid="0047c3f7" officeooo:paragraph-rsid="0047c3f7"/>
    </style:style>
    <style:style style:name="P4" style:family="paragraph" style:parent-style-name="Text_20_body">
      <style:text-properties fo:language="pt" fo:country="BR" officeooo:paragraph-rsid="004e9c30"/>
    </style:style>
    <style:style style:name="P5" style:family="paragraph" style:parent-style-name="Text_20_body">
      <style:text-properties fo:language="pt" fo:country="BR" officeooo:paragraph-rsid="0025c5a5"/>
    </style:style>
    <style:style style:name="P6"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7" style:family="paragraph" style:parent-style-name="Text_20_body">
      <style:text-properties officeooo:paragraph-rsid="005bcdee"/>
    </style:style>
    <style:style style:name="P8" style:family="paragraph" style:parent-style-name="Text_20_body">
      <style:text-properties officeooo:rsid="005a9405" officeooo:paragraph-rsid="005bcdee"/>
    </style:style>
    <style:style style:name="P9" style:family="paragraph" style:parent-style-name="Text_20_body">
      <style:text-properties officeooo:rsid="0063d294" officeooo:paragraph-rsid="0063d294"/>
    </style:style>
    <style:style style:name="P10" style:family="paragraph" style:parent-style-name="Text_20_body">
      <style:text-properties fo:font-style="normal" officeooo:rsid="0063d294" officeooo:paragraph-rsid="0063d294" style:font-style-asian="normal" style:font-style-complex="normal"/>
    </style:style>
    <style:style style:name="P11" style:family="paragraph" style:parent-style-name="Text_20_body">
      <style:text-properties officeooo:rsid="00672a47" officeooo:paragraph-rsid="00672a47"/>
    </style:style>
    <style:style style:name="P12" style:family="paragraph" style:parent-style-name="Standard">
      <style:text-properties fo:language="pt" fo:country="BR" officeooo:rsid="001e8450" officeooo:paragraph-rsid="001e8450"/>
    </style:style>
    <style:style style:name="P13" style:family="paragraph" style:parent-style-name="Title">
      <style:text-properties fo:language="pt" fo:country="BR" officeooo:rsid="0047c3f7" officeooo:paragraph-rsid="0047c3f7"/>
    </style:style>
    <style:style style:name="P14" style:family="paragraph" style:parent-style-name="Text_20_body" style:list-style-name="L1">
      <style:text-properties fo:language="pt" fo:country="BR"/>
    </style:style>
    <style:style style:name="P15" style:family="paragraph" style:parent-style-name="Text_20_body" style:list-style-name="L2">
      <style:text-properties fo:language="pt" fo:country="BR"/>
    </style:style>
    <style:style style:name="P16" style:family="paragraph" style:parent-style-name="Text_20_body" style:list-style-name="L2">
      <style:text-properties fo:language="pt" fo:country="BR" officeooo:paragraph-rsid="002629fc"/>
    </style:style>
    <style:style style:name="P17" style:family="paragraph" style:parent-style-name="Text_20_body" style:list-style-name="L2">
      <style:text-properties fo:language="pt" fo:country="BR" fo:font-weight="normal" officeooo:rsid="0025c5a5" officeooo:paragraph-rsid="0025c5a5" style:font-weight-asian="normal" style:font-weight-complex="normal"/>
    </style:style>
    <style:style style:name="P18" style:family="paragraph" style:parent-style-name="Text_20_body" style:list-style-name="L2">
      <style:text-properties fo:language="pt" fo:country="BR" fo:font-weight="normal" officeooo:rsid="002629fc" officeooo:paragraph-rsid="002629fc" style:font-weight-asian="normal" style:font-weight-complex="normal"/>
    </style:style>
    <style:style style:name="P19" style:family="paragraph" style:parent-style-name="Text_20_body" style:list-style-name="L2">
      <style:text-properties fo:language="pt" fo:country="BR" officeooo:rsid="002629fc" officeooo:paragraph-rsid="002629fc"/>
    </style:style>
    <style:style style:name="P20" style:family="paragraph" style:parent-style-name="Text_20_body" style:list-style-name="L2">
      <style:text-properties style:use-window-font-color="true" fo:language="pt" fo:country="BR" officeooo:rsid="002629fc" officeooo:paragraph-rsid="002629fc"/>
    </style:style>
    <style:style style:name="P21" style:family="paragraph" style:parent-style-name="Text_20_body" style:list-style-name="L2">
      <style:text-properties style:use-window-font-color="true" fo:language="pt" fo:country="BR" fo:font-weight="normal" officeooo:rsid="00282630" officeooo:paragraph-rsid="00282630" style:font-weight-asian="normal" style:font-weight-complex="normal"/>
    </style:style>
    <style:style style:name="P22" style:family="paragraph" style:parent-style-name="Text_20_body" style:list-style-name="L2">
      <style:text-properties style:use-window-font-color="true" fo:language="pt" fo:country="BR" fo:font-weight="normal" officeooo:rsid="002a4f24" officeooo:paragraph-rsid="002a4f24" style:font-weight-asian="normal" style:font-weight-complex="normal"/>
    </style:style>
    <style:style style:name="P23" style:family="paragraph" style:parent-style-name="Text_20_body" style:list-style-name="L2">
      <style:text-properties style:use-window-font-color="true" fo:language="pt" fo:country="BR" officeooo:rsid="002a4f24" officeooo:paragraph-rsid="002a4f24"/>
    </style:style>
    <style:style style:name="P24" style:family="paragraph" style:parent-style-name="Text_20_body" style:list-style-name="L3">
      <style:text-properties style:font-name="Liberation Mono" fo:language="pt" fo:country="BR" fo:font-weight="normal" officeooo:rsid="003013eb" officeooo:paragraph-rsid="003013eb" style:font-weight-asian="normal" style:font-weight-complex="normal"/>
    </style:style>
    <style:style style:name="P25" style:family="paragraph" style:parent-style-name="Text_20_body" style:list-style-name="L4"/>
    <style:style style:name="P26" style:family="paragraph" style:parent-style-name="Text_20_body" style:list-style-name="L4">
      <style:text-properties officeooo:rsid="00672a47" officeooo:paragraph-rsid="00672a47"/>
    </style:style>
    <style:style style:name="P27" style:family="paragraph" style:parent-style-name="Text_20_body" style:list-style-name="L4">
      <style:text-properties officeooo:rsid="0069bc78" officeooo:paragraph-rsid="0069bc78"/>
    </style:style>
    <style:style style:name="P28" style:family="paragraph" style:parent-style-name="Text_20_body" style:list-style-name="L5"/>
    <style:style style:name="P29" style:family="paragraph" style:parent-style-name="Text_20_body" style:list-style-name="L6">
      <style:text-properties fo:font-style="normal" officeooo:rsid="0063d294" officeooo:paragraph-rsid="0063d294" style:font-style-asian="normal" style:font-style-complex="normal"/>
    </style:style>
    <style:style style:name="P30" style:family="paragraph" style:parent-style-name="Text_20_body">
      <style:text-properties fo:font-style="normal" officeooo:rsid="0065e0f6" officeooo:paragraph-rsid="0065e0f6" style:font-style-asian="normal" style:font-style-complex="normal"/>
    </style:style>
    <style:style style:name="P31" style:family="paragraph" style:parent-style-name="Text_20_body">
      <style:text-properties fo:font-style="normal" officeooo:rsid="0065e0f6" officeooo:paragraph-rsid="006d2856" style:font-style-asian="normal" style:font-style-complex="normal"/>
    </style:style>
    <style:style style:name="P32" style:family="paragraph" style:parent-style-name="Text_20_body">
      <style:text-properties fo:font-style="normal" officeooo:rsid="006f855f" officeooo:paragraph-rsid="006f855f" style:font-style-asian="normal" style:font-style-complex="normal"/>
    </style:style>
    <style:style style:name="P33" style:family="paragraph" style:parent-style-name="Text_20_body" style:list-style-name="L9">
      <style:text-properties fo:font-style="normal" officeooo:rsid="006f855f" officeooo:paragraph-rsid="006f855f" style:font-style-asian="normal" style:font-style-complex="normal"/>
    </style:style>
    <style:style style:name="P34" style:family="paragraph" style:parent-style-name="Text_20_body">
      <style:text-properties fo:font-style="normal" officeooo:rsid="00645fa7" officeooo:paragraph-rsid="00727afc" style:font-style-asian="normal" style:font-style-complex="normal"/>
    </style:style>
    <style:style style:name="P35" style:family="paragraph" style:parent-style-name="Text_20_body">
      <style:text-properties officeooo:rsid="0065e0f6" officeooo:paragraph-rsid="0065e0f6"/>
    </style:style>
    <style:style style:name="P36" style:family="paragraph" style:parent-style-name="Text_20_body" style:list-style-name="L7">
      <style:text-properties officeooo:rsid="006b9182" officeooo:paragraph-rsid="006b9182"/>
    </style:style>
    <style:style style:name="P37" style:family="paragraph" style:parent-style-name="Text_20_body" style:list-style-name="L7">
      <style:text-properties officeooo:rsid="006be1f5" officeooo:paragraph-rsid="006be1f5"/>
    </style:style>
    <style:style style:name="P38" style:family="paragraph" style:parent-style-name="Text_20_body">
      <style:text-properties officeooo:rsid="006be1f5" officeooo:paragraph-rsid="006be1f5"/>
    </style:style>
    <style:style style:name="P39" style:family="paragraph" style:parent-style-name="Text_20_body" style:list-style-name="L8">
      <style:text-properties officeooo:rsid="006cab6d" officeooo:paragraph-rsid="006cab6d"/>
    </style:style>
    <style:style style:name="P40" style:family="paragraph" style:parent-style-name="Text_20_body">
      <style:text-properties officeooo:paragraph-rsid="006f855f"/>
    </style:style>
    <style:style style:name="P41" style:family="paragraph" style:parent-style-name="Text_20_body" style:list-style-name="L10">
      <style:text-properties officeooo:rsid="006f855f" officeooo:paragraph-rsid="006f855f"/>
    </style:style>
    <style:style style:name="P42" style:family="paragraph" style:parent-style-name="Text_20_body">
      <style:text-properties officeooo:paragraph-rsid="007181fb"/>
    </style:style>
    <style:style style:name="P43" style:family="paragraph" style:parent-style-name="Heading_20_1">
      <style:text-properties fo:language="pt" fo:country="BR"/>
    </style:style>
    <style:style style:name="P44" style:family="paragraph" style:parent-style-name="Heading_20_1">
      <style:text-properties fo:language="pt" fo:country="BR" officeooo:rsid="0049b2e6" officeooo:paragraph-rsid="0049b2e6"/>
    </style:style>
    <style:style style:name="P45" style:family="paragraph" style:parent-style-name="Heading_20_1">
      <style:text-properties officeooo:rsid="0063d294" officeooo:paragraph-rsid="0063d294"/>
    </style:style>
    <style:style style:name="P46" style:family="paragraph" style:parent-style-name="Heading_20_2">
      <style:text-properties officeooo:rsid="007181fb" officeooo:paragraph-rsid="007181f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fo:font-weight="normal" officeooo:rsid="00523b44" style:font-weight-asian="normal" style:font-weight-complex="normal"/>
    </style:style>
    <style:style style:name="T10" style:family="text">
      <style:text-properties fo:font-weight="normal" officeooo:rsid="0061fb03" style:font-weight-asian="normal" style:font-weight-complex="normal"/>
    </style:style>
    <style:style style:name="T11" style:family="text">
      <style:text-properties officeooo:rsid="002e5e66"/>
    </style:style>
    <style:style style:name="T12" style:family="text">
      <style:text-properties officeooo:rsid="00398313"/>
    </style:style>
    <style:style style:name="T13" style:family="text">
      <style:text-properties officeooo:rsid="000f04d2"/>
    </style:style>
    <style:style style:name="T14" style:family="text">
      <style:text-properties style:font-name="Times New Roman" officeooo:rsid="0031eb98"/>
    </style:style>
    <style:style style:name="T15" style:family="text">
      <style:text-properties style:font-name="Times New Roman" officeooo:rsid="00523b44"/>
    </style:style>
    <style:style style:name="T16" style:family="text">
      <style:text-properties officeooo:rsid="003234c1"/>
    </style:style>
    <style:style style:name="T17" style:family="text">
      <style:text-properties officeooo:rsid="0035e334"/>
    </style:style>
    <style:style style:name="T18" style:family="text">
      <style:text-properties officeooo:rsid="003787e7"/>
    </style:style>
    <style:style style:name="T19" style:family="text">
      <style:text-properties officeooo:rsid="00387a96"/>
    </style:style>
    <style:style style:name="T20" style:family="text">
      <style:text-properties officeooo:rsid="003b7adc"/>
    </style:style>
    <style:style style:name="T21" style:family="text">
      <style:text-properties officeooo:rsid="003d71a0"/>
    </style:style>
    <style:style style:name="T22" style:family="text">
      <style:text-properties officeooo:rsid="00223d3d"/>
    </style:style>
    <style:style style:name="T23" style:family="text">
      <style:text-properties officeooo:rsid="0041f16e"/>
    </style:style>
    <style:style style:name="T24" style:family="text">
      <style:text-properties officeooo:rsid="0042bc63"/>
    </style:style>
    <style:style style:name="T25" style:family="text">
      <style:text-properties officeooo:rsid="0043f9b2"/>
    </style:style>
    <style:style style:name="T26" style:family="text">
      <style:text-properties fo:language="pt" fo:country="BR"/>
    </style:style>
    <style:style style:name="T27" style:family="text">
      <style:text-properties fo:language="pt" fo:country="BR" fo:font-weight="bold" style:font-weight-asian="bold" style:font-weight-complex="bold"/>
    </style:style>
    <style:style style:name="T28" style:family="text">
      <style:text-properties fo:language="pt" fo:country="BR" fo:font-weight="normal" officeooo:rsid="001f1bf3" style:font-weight-asian="normal" style:font-weight-complex="normal"/>
    </style:style>
    <style:style style:name="T29" style:family="text">
      <style:text-properties officeooo:rsid="00523b44"/>
    </style:style>
    <style:style style:name="T30" style:family="text">
      <style:text-properties officeooo:rsid="00570a09"/>
    </style:style>
    <style:style style:name="T31" style:family="text">
      <style:text-properties officeooo:rsid="0057fdc4"/>
    </style:style>
    <style:style style:name="T32" style:family="text">
      <style:text-properties officeooo:rsid="005a9405"/>
    </style:style>
    <style:style style:name="T33" style:family="text">
      <style:text-properties officeooo:rsid="005bcdee"/>
    </style:style>
    <style:style style:name="T34" style:family="text">
      <style:text-properties officeooo:rsid="005f5ad8"/>
    </style:style>
    <style:style style:name="T35" style:family="text">
      <style:text-properties fo:font-style="normal" style:font-style-asian="normal" style:font-style-complex="normal"/>
    </style:style>
    <style:style style:name="T36" style:family="text">
      <style:text-properties fo:font-style="normal" officeooo:rsid="0063d294" style:font-style-asian="normal" style:font-style-complex="normal"/>
    </style:style>
    <style:style style:name="T37" style:family="text">
      <style:text-properties fo:font-style="normal" officeooo:rsid="006f855f" style:font-style-asian="normal" style:font-style-complex="normal"/>
    </style:style>
    <style:style style:name="T38" style:family="text">
      <style:text-properties officeooo:rsid="00666dce"/>
    </style:style>
    <style:style style:name="T39" style:family="text">
      <style:text-properties officeooo:rsid="00672a47"/>
    </style:style>
    <style:style style:name="T40" style:family="text">
      <style:text-properties officeooo:rsid="006b9182"/>
    </style:style>
    <style:style style:name="T41" style:family="text">
      <style:text-properties officeooo:rsid="006cab6d"/>
    </style:style>
    <style:style style:name="T42" style:family="text">
      <style:text-properties officeooo:rsid="006d2856"/>
    </style:style>
    <style:style style:name="T43" style:family="text">
      <style:text-properties officeooo:rsid="007128f5"/>
    </style:style>
    <style:style style:name="T44" style:family="text">
      <style:text-properties officeooo:rsid="00727afc"/>
    </style:style>
    <style:style style:name="T45" style:family="text">
      <style:text-properties officeooo:rsid="0073a176"/>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a compilação, instalação e teste do RTAI</text:p>
      <text:p text:style-name="P3"/>
      <text:h text:style-name="P44" text:outline-level="1">Esfor<text:span text:style-name="T29">ç</text:span>os preliminares</text:h>
      <text:p text:style-name="P12"/>
      <text:p text:style-name="P2"><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text:span text:style-name="T26">Seguindo uma dica postada em: </text:span><text:a xlink:type="simple" xlink:href="http://www.xenomai.org/pipermail/xenomai/2017-May/037295.html" text:style-name="Internet_20_link" text:visited-style-name="Visited_20_Internet_20_Link"><text:span text:style-name="T26">http://www.xenomai.org/pipermail/xenomai/2017-May/037295.html</text:span></text:a><text:span text:style-name="T26">, removi a opção: </text:span><text:span text:style-name="T27">AMD MCE features</text:span><text:span text:style-name="T26"> do menu </text:span><text:span text:style-name="T27">Processor type and features </text:span><text:span text:style-name="T28">e o problema foi resolvido.</text:span></text:p>
      <text:p text:style-name="P4"><text:span text:style-name="T3"><text:tab/>G</text:span><text:span text:style-name="T2">erar os arquivos de documentação a partir da compilação do RTAI gera um erro pela falta do arquivo fop.sh </text:span><text:span text:style-name="T4">durante a exe</text:span><text:span text:style-name="T9">c</text:span><text:span text:style-name="T4">ução do script de configuração dos fontes para a compilação. </text:span><text:span text:style-name="T2">Desabilitar a geração da documentação durante a compilação do RTAI nas opções do menuconfig resolve o problema.</text:span></text:p>
      <text:p text:style-name="P4"><text:tab/><text:span text:style-name="T22">As tentativas iniciais de compilação do RTAI apontando para um kernel com as mesmas configurações das utilizadas no kernel com patch PREEMPT-RT, alem das exigidas pelo próprio RTAI, apresentaram o erro:</text:span></text:p>
      <text:list xml:id="list8636974797222734940" text:style-name="L1">
        <text:list-item>
          <text:p text:style-name="P14">scripts/Makefile.build:258: recipe for target '/usr/src/rtai-5.0.1/base/arch/x86/hal/hal.o' failed</text:p>
        </text:list-item>
      </text:list>
      <text:p text:style-name="P2"><text:span text:style-name="T23">A repetição deste erro em diferentes combinações de versões do kernel e do RTAI</text:span> mostra que algum item de configuração do kernel deve está provocando incompatibilidade com as necessidades do RTAI.</text:p>
      <text:p text:style-name="P2"><text:tab/><text:span text:style-name="T24">Assim, diversas compilações foram feitas para isolar o problema.</text:span></text:p>
      <text:h text:style-name="P43" text:outline-level="1">Compilação do RTAI – kernel 4.4.43 VANILLA + RTAI 5.0.1</text:h>
      <text:p text:style-name="P5"/>
      <text:p text:style-name="P2"><text:tab/>Neste teste será utilizado um kernel versão 4.4.43 VANILLA com a configuração mínima recomendada por: <text:s/><text:span text:style-name="T4">RTAI-TARGET-HOWTO.txt, </text:span><text:span text:style-name="T2">também será seguido o passo a passo de </text:span><text:soft-page-break/><text:span text:style-name="T2">compilação e instalação sugerido pelo mesmo arquivo.</text:span></text:p>
      <text:list xml:id="list2427442991069821441" text:style-name="L2">
        <text:list-item>
          <text:p text:style-name="P15"><text:span text:style-name="T4">B</text:span><text:span text:style-name="T2">aixar os fontes do kernel linux e do rtai</text:span></text:p>
        </text:list-item>
        <text:list-item>
          <text:p text:style-name="P15">Descompactar os fontes em /usr/src/</text:p>
        </text:list-item>
        <text:list-item>
          <text:p text:style-name="P17">Criar um link para os fontes do kernel: /usr/src/linux</text:p>
        </text:list-item>
        <text:list-item>
          <text:p text:style-name="P17">Criar um link para os fontes do RTAI: /usr/src/rtai</text:p>
        </text:list-item>
        <text:list-item>
          <text:p text:style-name="P17">Aplicar o patch adequado ao kernel do linux</text:p>
        </text:list-item>
        <text:list-item>
          <text:p text:style-name="P19"><text:span text:style-name="T5">C</text:span><text:span text:style-name="T2">onfigurar o kernel, Alguns parâmetros de configuração </text:span><text:span text:style-name="T10">c</text:span><text:span text:style-name="T2">itados no arquivo de howto não estão mais presentes nesta v</text:span><text:span text:style-name="T9">e</text:span><text:span text:style-name="T2">rsão do kernel linux.</text:span></text:p>
          <text:list>
            <text:list-item>
              <text:p text:style-name="P16"><text:span text:style-name="T6">A opção Enable l</text:span><text:span text:style-name="T2">oadable module support </text:span><text:span text:style-name="T6">deve está habilitada e seu parâmetro Module versioning suporte, desabilitado.</text:span></text:p>
            </text:list-item>
            <text:list-item>
              <text:p text:style-name="P18">Em Processor type and features o parâmetro Iterrupt pipeline deve ser habilitado.</text:p>
            </text:list-item>
            <text:list-item>
              <text:p text:style-name="P20"><text:span text:style-name="T2">Em </text:span><text:span text:style-name="T7">File systems -&gt; Pseudo filesystems, o parâmetro /proc file system support deve está habilitado.</text:span></text:p>
            </text:list-item>
          </text:list>
        </text:list-item>
        <text:list-item>
          <text:p text:style-name="P21">Executar a compilação do kernel: make -&gt; make modules_install -&gt; make install.</text:p>
        </text:list-item>
        <text:list-item>
          <text:p text:style-name="P22">Reiniciar o sistema e carregar o novo kernel. A compilação do RTAI só pode ser executada em um kernel com o patch devidamente aplicado.</text:p>
        </text:list-item>
        <text:list-item>
          <text:p text:style-name="P22">Criar um diretório /usr/realtime.</text:p>
        </text:list-item>
        <text:list-item>
          <text:p text:style-name="P23"><text:span text:style-name="T2">Compilar e instalar o RTAI, make -&gt; make install. </text:span><text:span text:style-name="T8">Na etapa de configuração não altere nenhum parâmetro.</text:span></text:p>
        </text:list-item>
      </text:list>
      <text:h text:style-name="P43" text:outline-level="1">Compilações alternativas</text:h>
      <text:p text:style-name="P2"><text:tab/>Nesta seção será relatada as tentativas de compilar o kernel linux 4.4.43 vanilla e RTAI 5.0.1 com configuração pr<text:span text:style-name="T31">ó</text:span>xima a utilizada pelo kernel <text:span text:style-name="T31">com o patch PREEMPT-RT</text:span>.</text:p>
      <text:h text:style-name="Heading_20_2" text:outline-level="2">Compilação e geração de pacote .deb para instalação do kernel <text:span text:style-name="T30">utilizando o comando fakeroot</text:span></text:h>
      <text:p text:style-name="P2"><text:tab/><text:span text:style-name="T11">Execução da compilação do kernel com as configurações presentes no arquivo RTAI-TARGET-HOWTO.txt (conforme seções anteriores) utilizando o comando fakeroot para geração de pacotes .deb para posterior instalação do kernel.</text:span></text:p>
      <text:p text:style-name="P2"><text:tab/>Os fontes do kernel e do rtai foram colocados no diretório do usuário.</text:p>
      <text:p text:style-name="P2"><text:tab/>O comando para compilação do kernel foi:</text:p>
      <text:list xml:id="list7504040659146043405" text:style-name="L3">
        <text:list-item>
          <text:p text:style-name="P24"><text:soft-page-break/><text:span text:style-name="T12">#</text:span>fakeroot make-kpkg --initrd --revision=1.0.<text:span text:style-name="T13">RTS</text:span> kernel_image kernel_headers<text:tab/></text:p>
        </text:list-item>
      </text:list>
      <text:p text:style-name="P1"><text:tab/><text:span text:style-name="T14">Em seguida o </text:span><text:span text:style-name="T15">RTAI</text:span><text:span text:style-name="T14"> foi compilado conforme já realizado em seções anteriores, com a única mudança feita no local dos fontes do linux: /home/usuario/linux-4.4.43</text:span></text:p>
      <text:p text:style-name="P6"><text:tab/>O procedimento foi executado com sucesso, porém os pacotes até poderão ser instalados em outras máquinas mas o <text:span text:style-name="T29">RTAI</text:span> terá que apontar para <text:span text:style-name="T34">os </text:span>fo<text:span text:style-name="T21">n</text:span>tes do kernel com o patch aplicado e compilado. <text:span text:style-name="T20">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2" text:outline-level="2">Compilando o RTAI em um kernel sem o patch HAL aplicado.</text:h>
      <text:p text:style-name="P7"><text:tab/><text:span text:style-name="T32">Neste teste foi verificado se o RTAI pode se a compilação do RTAI pode ser feita em um sistema executando um kernel sem o patch HAL aplicado. </text:span></text:p>
      <text:p text:style-name="P8"><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p>
      <text:p text:style-name="P8"><text:tab/>Para isso um kernel com o patch aplicado foi devidamente compilado e testado foi passado como parâmetro para a configuração pré compilação do RTAI, porém a execução desta será feita utilizando o kernel padrão da distribuição Debian. </text:p>
      <text:p text:style-name="P7"><text:tab/><text:span text:style-name="T33">A execução do teste mostra ser possível compilar o RTAI em um kernel padrão sem o patch.</text:span></text:p>
      <text:h text:style-name="Heading_20_2" text:outline-level="2"><text:s/><text:span text:style-name="T16">Compilação com as configurações do kernel PREEMPT-RT</text:span></text:h>
      <text:p text:style-name="P2"><text:tab/><text:span text:style-name="T17">Teste 1: Ao aplicar as configurações do kernel usadas na primeira versão de configuração do PREEMPT-RT e compilar o RTAI sobre este kernel ocorreu um erro no arquivo hal.o.</text:span></text:p>
      <text:p text:style-name="P2"><text:tab/><text:span text:style-name="T17">Teste 2: Como RTAI não faz uso da prempção nativa do kernel linux, esta opção foi revertida a configuração padrão do kernel vanilla. Mesmo após a reversão a compilação do RTAI apresentou o mesmo erro.</text:span></text:p>
      <text:p text:style-name="P2"><text:tab/><text:span text:style-name="T17">Teste 3: Seleção do processador de 486 para Pentium-Classic. A compilação do RTAI, </text:span><text:soft-page-break/><text:span text:style-name="T17">mediante esta alteração, foi bem sucedida.</text:span></text:p>
      <text:p text:style-name="P2"><text:tab/><text:span text:style-name="T18">Teste 4: Pentium-Classic + Kernel com preempção mais alta. Compilação e execução dos testes do RTAI ocorreram sem problema.</text:span></text:p>
      <text:p text:style-name="P2"><text:tab/><text:span text:style-name="T19">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sendo carregados.</text:span></text:p>
      <text:p text:style-name="P2"><text:tab/><text:span text:style-name="T24">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2"><text:tab/><text:span text:style-name="T25">Diante deste problema a configuração do kernel usado nos testes do PREEMPT-RT deverá ter este parâmetro alterado.</text:span></text:p>
      <text:p text:style-name="P2"/>
      <text:h text:style-name="P45" text:outline-level="1">Primeiro programa</text:h>
      <text:p text:style-name="P11">Bibliografia:</text:p>
      <text:list xml:id="list6829428553792310398" text:style-name="L4">
        <text:list-item>
          <text:p text:style-name="P26"><text:a xlink:type="simple" xlink:href="https://www.rtai.org/userfiles/documentation/magma/html/api/" text:style-name="Internet_20_link" text:visited-style-name="Visited_20_Internet_20_Link">https://www.rtai.org/userfiles/documentation/magma/html/api/</text:a>, acessado em 25/10/2017</text:p>
        </text:list-item>
        <text:list-item>
          <text:p text:style-name="P26"><text:a xlink:type="simple" xlink:href="http://www.rtai.dk/cgi-bin/gratiswiki.pl?Rtai.dk" text:style-name="Internet_20_link" text:visited-style-name="Visited_20_Internet_20_Link">http://www.rtai.dk/cgi-bin/gratiswiki.pl?Rtai.dk</text:a>, acessado em 25/10/2017</text:p>
        </text:list-item>
        <text:list-item>
          <text:p text:style-name="P26"><text:a xlink:type="simple" xlink:href="http://linuxgazette.net/114/pramode.html" text:style-name="Internet_20_link" text:visited-style-name="Visited_20_Internet_20_Link">http://linuxgazette.net/114/pramode.html</text:a>, acessado em 25/10/2017</text:p>
        </text:list-item>
        <text:list-item>
          <text:p text:style-name="P26"><text:a xlink:type="simple" xlink:href="https://www.rtai.org/userfiles/documentation/documents/guide.htm" text:style-name="Internet_20_link" text:visited-style-name="Visited_20_Internet_20_Link">https://www.rtai.org/userfiles/documentation/documents/guide.htm</text:a>, acessado em 25/10/2017</text:p>
        </text:list-item>
        <text:list-item>
          <text:p text:style-name="P26"><text:a xlink:type="simple" xlink:href="https://www.rtai.org/userfiles/downloads/RTAILAB/RTAI-TARGET-HOWTO.txt" text:style-name="Internet_20_link" text:visited-style-name="Visited_20_Internet_20_Link">https://www.rtai.org/userfiles/downloads/RTAILAB/RTAI-TARGET-HOWTO.txt</text:a>, acessado em 25/10/2017</text:p>
        </text:list-item>
        <text:list-item>
          <text:p text:style-name="P25"><text:span text:style-name="T39">Souza, Cristóvão </text:span>RTAI Tutorial, Preliminary Information for Assignment No. 1, <text:span text:style-name="T39">Portugal, 2008</text:span></text:p>
        </text:list-item>
        <text:list-item>
          <text:p text:style-name="P27"><text:a xlink:type="simple" xlink:href="https://www.rtai.org/?Documentation___Articles___RTAI%3A_a_Beginner%27s_Guide" text:style-name="Internet_20_link" text:visited-style-name="Visited_20_Internet_20_Link">https://www.rtai.org/?Documentation___Articles___RTAI%3A_a_Beginner%27s_Guide</text:a>, acessado em 03/10/2017</text:p>
        </text:list-item>
      </text:list>
      <text:h text:style-name="P46" text:outline-level="2"><text:soft-page-break/>Compilação e execução</text:h>
      <text:p text:style-name="P35"><text:tab/>A compilação de programas utilizando a API do RTAI não é simples para <text:span text:style-name="T43">programadores</text:span> que estejam iniciando suas vidas no mundo do gcc e makefiles. A documentação oficial mostra apenas, formas de compilar os programas como módulo do kernel utilizando makefiles misteriosos. A documentação oficial não mostra como compilar um programa para modo usuário (usando lxrt), esta informação parte apenas de poucas almas caridosas que escreveram tutoriais sobre o assunto. </text:p>
      <text:p text:style-name="P35"><text:tab/><text:span text:style-name="T40">Antes de executar a compilação de programas executáveis em modo usuário, podemos facilitar o processo definindo duas variáveis no shell: $CFLAGS e $LDFLAGS. CFLAGS guarda os parâmetros e cominhos para os arquivos de cabeçalho (header files) da API do RTAI. LDFLAGS guarda os parâmetros e cominhos das para as bibliotecas da API do RTAI. As variáveis foram definidas utilizado o script rtai_config presente, para uma instalação padrão, em: /usr/realtime/bin.</text:span></text:p>
      <text:p text:style-name="P35"><text:tab/><text:span text:style-name="T40">O script rtai_config fornece diversas opções listadas por meio do comando –help. Os comandos usados para definir as variáveis foram:</text:span></text:p>
      <text:list xml:id="list2549817253040492396" text:style-name="L7">
        <text:list-item>
          <text:p text:style-name="P36">CFLAGS=$(rtai-config - -lxrt-cflags)</text:p>
        </text:list-item>
        <text:list-item>
          <text:p text:style-name="P37">echo $CFLAGS, retorna: -I. -I/usr/realtime/include -Wall -Wstrict-prototypes -pipe</text:p>
        </text:list-item>
        <text:list-item>
          <text:p text:style-name="P36">LDFLAGS=$(rtai-config - - lxrt-ldflags)</text:p>
        </text:list-item>
        <text:list-item>
          <text:p text:style-name="P37">echo $LDFLAGS, retorna: -L/usr/realtime/lib -llxrt -pthread</text:p>
        </text:list-item>
      </text:list>
      <text:p text:style-name="P38"><text:tab/><text:span text:style-name="T41">Para compilar o programa inicial (prog1.c):</text:span></text:p>
      <text:list xml:id="list659521141615008581" text:style-name="L8">
        <text:list-item>
          <text:p text:style-name="P39">gcc $CFLAGS $LDFLAGS prog1.c -o prog1</text:p>
        </text:list-item>
      </text:list>
      <text:p text:style-name="P9">A execução dá um erro:</text:p>
      <text:list xml:id="list3653496254805689230" text:style-name="L5">
        <text:list-item>
          <text:p text:style-name="P28"><text:span text:style-name="T36">./prog1: error while loading shared libraries: liblxrt.so.1: cannot open </text:span><text:span text:style-name="T35">shared object file: No such file or directory</text:span></text:p>
        </text:list-item>
      </text:list>
      <text:p text:style-name="P10">Corrigido adicionando ao diretório /etc/lib.so.conf.d/ o arquivo lxrt.config, contendo o caminho para a biblioteca:</text:p>
      <text:list xml:id="list8137915847756500451" text:style-name="L6">
        <text:list-item>
          <text:p text:style-name="P29">/usr/realtime/lib</text:p>
        </text:list-item>
      </text:list>
      <text:p text:style-name="P34"><text:tab/>Ainda assim outro erro ocorre ao chamar algumas funções como: rt_task_init_sched() e rt_mbx_init(). Isso ocorre pois os módulos necessários para a execução do RTAI não estão carregados. Após muito penar para carregar alguns módulos como rtai_mbx.ko, descobri que eles devem ser carregados numa ordem específica, na ordem listada funciona: rtai_hal.ko, rtai_sched.ko, rtai_fifos.ko, rtai_sem.ko, rtai_mbx.ko, rtai_msg.ko, rtai_shm.ko, rtai_smi.ko, latency_rt.ko. <text:span text:style-name="T38">Embora esta ordem seja padrão na maior parte da documentação em nenhuma delas fica claro que o </text:span><text:soft-page-break/><text:span text:style-name="T38">carregamento deve obedecer esta ordem.</text:span></text:p>
      <text:p text:style-name="P34"><text:tab/><text:span text:style-name="T45">Foi criado um shell script para autimatizar o carregamento dos módulos e a criação das variáveis CFLAGS e LDFLAGS.</text:span></text:p>
      <text:p text:style-name="P30"><text:tab/>Grande parte da documentação disponível na internet recomenda carregar o módulo rtai_lxrt.ko, porém este não existe mais na versão 5.0.1 (ao menos na minha instalação não existe!). Não há informação sobre ele nem o que foi feito deste, a documentação apenas diz “carregue e …, pronto!”. </text:p>
      <text:p text:style-name="P31"><text:tab/><text:span text:style-name="T42">A execução direta do programa (sudo ./prog1) não funcionou, apesar de todos os procedimentos acima. O programa executa mas a função rt_task_init_sched() retorna um erro e a tarefa de tempo real não pode ser criada.</text:span></text:p>
      <text:p text:style-name="P31"><text:tab/><text:span text:style-name="T42">Esse problema foi resolvido ao seguir o conselho de alguns tutoriais que sugeriram executar o programa por meio do script rtai_load em /usr/realtime/bin, esse script lê um arquivo chamado .runinfo, contido no mesmo diretório do programa e informa a rtai_load o nome do executável, bibliotecas e headfiles utilizados (??) e comando para a execução.</text:span></text:p>
      <text:p text:style-name="P32"><text:tab/>Um arquivo .runinfo foi criado contendo a linha:</text:p>
      <text:list xml:id="list557675541937278467" text:style-name="L9">
        <text:list-item>
          <text:p text:style-name="P33">prog1:sched+lxrt:./prog1</text:p>
        </text:list-item>
      </text:list>
      <text:p text:style-name="P40"><text:span text:style-name="T37"><text:tab/>Para executar o programa contido na pasta progrtai:</text:span></text:p>
      <text:list xml:id="list9199545555978185157" text:style-name="L10">
        <text:list-item>
          <text:p text:style-name="P41"><text:span text:style-name="T37">s</text:span><text:span text:style-name="T35">udo ./rtai-load ~/progrtai/</text:span></text:p>
        </text:list-item>
      </text:list>
      <text:h text:style-name="P46" text:outline-level="2">Programa para medir latência</text:h>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50M11S</meta:editing-duration>
    <meta:editing-cycles>71</meta:editing-cycles>
    <meta:generator>LibreOffice/5.1.1.3$Windows_X86_64 LibreOffice_project/89f508ef3ecebd2cfb8e1def0f0ba9a803b88a6d</meta:generator>
    <dc:date>2017-10-28T17:08:31.249000000</dc:date>
    <meta:document-statistic meta:table-count="0" meta:image-count="0" meta:object-count="0" meta:page-count="6" meta:paragraph-count="79" meta:word-count="1565" meta:character-count="10560" meta:non-whitespace-character-count="9074"/>
    <meta:user-defined meta:name="Info 1"/>
    <meta:user-defined meta:name="Info 2"/>
    <meta:user-defined meta:name="Info 3"/>
    <meta:user-defined meta:name="Info 4"/>
  </office:meta>
</office:document-meta>
</file>